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189cm" style:rel-column-width="2375*"/>
    </style:style>
    <style:style style:name="Таблица1.B" style:family="table-column">
      <style:table-column-properties style:column-width="12.811cm" style:rel-column-width="7263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language="en" fo:country="US" officeooo:rsid="001e78e3" officeooo:paragraph-rsid="001e78e3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1e78e3"/>
    </style:style>
    <style:style style:name="P3" style:family="paragraph" style:parent-style-name="Standard">
      <style:paragraph-properties fo:text-align="start" style:justify-single-word="false"/>
      <style:text-properties fo:language="ru" fo:country="RU" officeooo:rsid="001e78e3"/>
    </style:style>
    <style:style style:name="P4" style:family="paragraph" style:parent-style-name="Table_20_Contents">
      <style:paragraph-properties fo:text-align="center" style:justify-single-word="false"/>
      <style:text-properties fo:language="uk" fo:country="UA" officeooo:rsid="001e78e3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writing-mode="lr-tb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1e78e3" officeooo:paragraph-rsid="001e78e3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1fee3e" officeooo:paragraph-rsid="001fee3e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language="en" fo:country="US" officeooo:rsid="001fee3e" officeooo:paragraph-rsid="001fee3e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12%" fo:text-align="justify" style:justify-single-word="false" fo:text-indent="0cm" style:auto-text-indent="false" fo:padding="0cm" fo:border="none"/>
      <style:text-properties fo:language="en" fo:country="US" officeooo:rsid="001fee3e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12%" fo:text-align="justify" style:justify-single-word="false" fo:text-indent="0cm" style:auto-text-indent="false" fo:padding="0cm" fo:border="none"/>
      <style:text-properties fo:language="en" fo:country="US" officeooo:rsid="001fee3e" officeooo:paragraph-rsid="001fee3e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12%" fo:text-align="justify" style:justify-single-word="false" fo:text-indent="0cm" style:auto-text-indent="false" fo:padding="0cm" fo:border="none"/>
      <style:text-properties fo:language="en" fo:country="US" officeooo:rsid="001fee3e" officeooo:paragraph-rsid="0021e394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12%" fo:text-align="justify" style:justify-single-word="false" fo:text-indent="0cm" style:auto-text-indent="false" fo:padding="0cm" fo:border="none"/>
      <style:text-properties style:font-name="Times New Roman" fo:font-size="14pt" fo:language="en" fo:country="US" officeooo:rsid="001e78e3" officeooo:paragraph-rsid="0021e394" style:font-size-asian="14pt" style:font-size-complex="14pt"/>
    </style:style>
    <style:style style:name="P17" style:family="paragraph" style:parent-style-name="Text_20_body" style:list-style-name="L1">
      <style:paragraph-properties fo:margin-left="0cm" fo:margin-right="0cm" fo:margin-top="0cm" fo:margin-bottom="0cm" style:contextual-spacing="false" fo:line-height="112%" fo:text-align="start" style:justify-single-word="false" fo:text-indent="0cm" style:auto-text-indent="false" fo:padding="0cm" fo:border="none"/>
      <style:text-properties style:font-name="Times New Roman" fo:font-size="14pt" fo:language="en" fo:country="US" fo:font-weight="normal" officeooo:rsid="001fee3e" officeooo:paragraph-rsid="001fee3e" style:font-size-asian="14pt" style:font-weight-asian="normal" style:font-size-complex="14pt" style:font-weight-complex="normal" loext:padding="0cm" loext:border="none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fo:language="en" fo:country="US" fo:font-weight="normal" officeooo:rsid="001fee3e" officeooo:paragraph-rsid="001fee3e" style:font-size-asian="14pt" style:font-weight-asian="normal" style:font-size-complex="14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1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1" fo:font-size="11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5" style:family="text">
      <style:text-properties style:font-name="Times New Roman" fo:font-size="14pt" fo:font-weight="normal" style:font-size-asian="14pt" style:font-weight-asian="normal" style:font-size-complex="14pt" style:font-weight-complex="normal" loext:padding="0cm" loext:border="none"/>
    </style:style>
    <style:style style:name="T6" style:family="text">
      <style:text-properties style:font-name="Times New Roman" fo:font-size="14pt" fo:font-weight="normal" style:font-size-asian="14pt" style:font-weight-asian="normal" style:font-size-complex="14pt" style:font-weight-complex="normal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text:list-style style:name="L1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(iwdShiro)</text:p>
      <text:p text:style-name="P1">{<text:line-break/></text:p>
      <text:p text:style-name="P2">Лабораторна робота №3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Назва команд<text:span text:style-name="T1">и</text:span></text:p>
          </table:table-cell>
          <table:table-cell table:style-name="Таблица1.B1" office:value-type="string">
            <text:p text:style-name="P5"><text:bookmark text:name="docs-internal-guid-4099cf77-7fff-0d20-ad31-991437eacad6"/><text:span text:style-name="T2">Її призначення та функціональність</text:span> </text:p>
          </table:table-cell>
        </table:table-row>
        <table:table-row>
          <table:table-cell table:style-name="Таблица1.A2" office:value-type="string">
            <text:p text:style-name="P6"><text:bookmark text:name="docs-internal-guid-fb0f6ba1-7fff-e854-2949-f5c494c5a272"/><text:span text:style-name="T2">ls</text:span> </text:p>
          </table:table-cell>
          <table:table-cell table:style-name="Таблица1.B2" office:value-type="string">
            <text:p text:style-name="P7"><text:bookmark text:name="docs-internal-guid-9260a90e-7fff-ffd8-33d5-9223667718aa"/>Виводить інформації про каталоги та файли. За замовчуванням без аргументів відображає інформацію для поточного каталогу</text:p>
          </table:table-cell>
        </table:table-row>
        <table:table-row>
          <table:table-cell table:style-name="Таблица1.A2" office:value-type="string">
            <text:p text:style-name="P7"><text:bookmark text:name="docs-internal-guid-abed2a6c-7fff-1f57-4df5-4b5cd148674b"/>ls -l</text:p>
          </table:table-cell>
          <table:table-cell table:style-name="Таблица1.B2" office:value-type="string">
            <text:p text:style-name="P8"><text:bookmark text:name="docs-internal-guid-b1a9bedb-7fff-3aa7-d883-ff337764c4f7"/><text:span text:style-name="T2">Використанні параметру </text:span><text:span text:style-name="T3">-l</text:span><text:span text:style-name="T4"> </text:span><text:span text:style-name="T2">в команді </text:span><text:span text:style-name="T3">ls</text:span><text:span text:style-name="T4"> </text:span><text:span text:style-name="T2">дозволяє відобразити інформацію про файли, розташовані в поточному робочому каталозі, у довгому форматі, який надає більш розширену додаткову інформацію </text:span></text:p>
          </table:table-cell>
        </table:table-row>
        <table:table-row>
          <table:table-cell table:style-name="Таблица1.A2" office:value-type="string">
            <text:p text:style-name="P6"><text:bookmark text:name="docs-internal-guid-aaf4a0f2-7fff-560b-af00-03645eeac4ed"/><text:span text:style-name="T2">ls -l /tmp</text:span> </text:p>
          </table:table-cell>
          <table:table-cell table:style-name="Таблица1.B2" office:value-type="string">
            <text:p text:style-name="P8"><text:bookmark text:name="docs-internal-guid-e633364c-7fff-6c64-f703-eff20602b6ca"/><text:span text:style-name="T2">Використання аргументу </text:span><text:span text:style-name="T3">/tmp</text:span><text:span text:style-name="T4"> </text:span><text:span text:style-name="T2">в поєднанні з параметром </text:span><text:span text:style-name="T3">-l</text:span><text:span text:style-name="T4"> </text:span><text:span text:style-name="T2">в команді </text:span><text:span text:style-name="T3">ls </text:span><text:span text:style-name="T2">дозволяє</text:span><text:span text:style-name="T4"> </text:span><text:span text:style-name="T2">відобразити детальну інформацію про файли в каталозі /tmp.</text:span></text:p>
          </table:table-cell>
        </table:table-row>
        <table:table-row>
          <table:table-cell table:style-name="Таблица1.A2" office:value-type="string">
            <text:p text:style-name="P9"/>
          </table:table-cell>
          <table:table-cell table:style-name="Таблица1.B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9"/>
          </table:table-cell>
          <table:table-cell table:style-name="Таблица1.B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9"/>
          </table:table-cell>
          <table:table-cell table:style-name="Таблица1.B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9"/>
          </table:table-cell>
          <table:table-cell table:style-name="Таблица1.B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9"/>
          </table:table-cell>
          <table:table-cell table:style-name="Таблица1.B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9"/>
          </table:table-cell>
          <table:table-cell table:style-name="Таблица1.B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9"/>
          </table:table-cell>
          <table:table-cell table:style-name="Таблица1.B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9"/>
          </table:table-cell>
          <table:table-cell table:style-name="Таблица1.B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9"/>
          </table:table-cell>
          <table:table-cell table:style-name="Таблица1.B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9"/>
          </table:table-cell>
          <table:table-cell table:style-name="Таблица1.B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9"/>
          </table:table-cell>
          <table:table-cell table:style-name="Таблица1.B2" office:value-type="string">
            <text:p text:style-name="P9"/>
          </table:table-cell>
        </table:table-row>
      </table:table>
      <text:p text:style-name="P10">}</text:p>
      <text:p text:style-name="P10"/>
      <text:p text:style-name="P11">(Ross192)</text:p>
      <text:p text:style-name="P11">{</text:p>
      <text:p text:style-name="P11"/>
      <text:p text:style-name="P12"><text:span text:style-name="Strong_20_Emphasis"><text:span text:style-name="T5">1. Типи команд в оболонці Bash</text:span></text:span><text:span text:style-name="T5">: В Bash існують вбудовані команди (наприклад, </text:span><text:span text:style-name="Source_20_Text"><text:span text:style-name="T6">cd</text:span></text:span><text:span text:style-name="T5">, </text:span><text:span text:style-name="Source_20_Text"><text:span text:style-name="T6">echo</text:span></text:span><text:span text:style-name="T5">), зовнішні команди (наприклад, </text:span><text:span text:style-name="Source_20_Text"><text:span text:style-name="T6">ls</text:span></text:span><text:span text:style-name="T5">, </text:span><text:span text:style-name="Source_20_Text"><text:span text:style-name="T6">grep</text:span></text:span><text:span text:style-name="T5">) та функції, які можна створити користувачем.</text:span></text:p>
      <text:p text:style-name="P13"><text:span text:style-name="Strong_20_Emphasis"><text:span text:style-name="T5">2. Змінні оточення</text:span></text:span><text:span text:style-name="T5">: Це змінні, які використовуються для зберігання інформації про середовище системи. Вони можуть бути глобальними <text:s/>або локальними . Їх можна переглянути за допомогою команди </text:span><text:span text:style-name="Source_20_Text"><text:span text:style-name="T6">printenv</text:span></text:span><text:span text:style-name="T5"> або </text:span><text:span text:style-name="Source_20_Text"><text:span text:style-name="T6">echo $ЗМІННА</text:span></text:span><text:span text:style-name="T5">.</text:span></text:p>
      <text:p text:style-name="P14"><text:span text:style-name="Strong_20_Emphasis"><text:span text:style-name="T5">3.Змінна $PS1</text:span></text:span><text:span text:style-name="T5">: Це змінна, яка визначає формат рядка запрошення в Bash. Її вміст можна переглянути за допомогою команди </text:span><text:span text:style-name="Source_20_Text"><text:span text:style-name="T6">echo $PS1</text:span></text:span><text:span text:style-name="T5">.</text:span></text:p>
      <text:p text:style-name="P14"><text:span text:style-name="Strong_20_Emphasis"><text:span text:style-name="T5">4. Зміна значення $PS1</text:span></text:span><text:span text:style-name="T5">: Її можна змінити за допомогою команди </text:span><text:span text:style-name="Source_20_Text"><text:span text:style-name="T6">export PS1="новий_формат"</text:span></text:span><text:span text:style-name="T5">. Це змінить рядок запрошення для поточного сеансу. Для </text:span><text:soft-page-break/><text:span text:style-name="T5">постійної зміни потрібно додати цю команду до файлу налаштувань Bash (наприклад, </text:span><text:span text:style-name="Source_20_Text"><text:span text:style-name="T6">.bashrc</text:span></text:span><text:span text:style-name="T5"> або </text:span><text:span text:style-name="Source_20_Text"><text:span text:style-name="T6">.bash_profile</text:span></text:span><text:span text:style-name="T5">).</text:span></text:p>
      <text:p text:style-name="P15"><text:span text:style-name="Strong_20_Emphasis"><text:span text:style-name="T5">5. </text:span></text:span><text:span text:style-name="Strong_20_Emphasis"><text:span text:style-name="T5">Використання лапок в Bash</text:span></text:span><text:span text:style-name="T5">: Лапки використовуються для групування слів. Подвійні лапки (</text:span><text:span text:style-name="Source_20_Text"><text:span text:style-name="T6">"</text:span></text:span><text:span text:style-name="T5">) дозволяють інтерполяцію змінних, а одинарні лапки (</text:span><text:span text:style-name="Source_20_Text"><text:span text:style-name="T6">'</text:span></text:span><text:span text:style-name="T5">) - ні.</text:span></text:p>
      <text:p text:style-name="P15"><text:span text:style-name="Strong_20_Emphasis"><text:span text:style-name="T5">6. Інструкції керування</text:span></text:span><text:span text:style-name="T5">: Вони використовуються для керування потоком виконання скриптів. До них належать умовні оператори (</text:span><text:span text:style-name="Source_20_Text"><text:span text:style-name="T6">if</text:span></text:span><text:span text:style-name="T5">, </text:span><text:span text:style-name="Source_20_Text"><text:span text:style-name="T6">case</text:span></text:span><text:span text:style-name="T5">), цикли (</text:span><text:span text:style-name="Source_20_Text"><text:span text:style-name="T6">for</text:span></text:span><text:span text:style-name="T5">, </text:span><text:span text:style-name="Source_20_Text"><text:span text:style-name="T6">while</text:span></text:span><text:span text:style-name="T5">) та інші.</text:span></text:p>
      <text:p text:style-name="P15"><text:span text:style-name="Strong_20_Emphasis"><text:span text:style-name="T5">7. Різниця між </text:span></text:span><text:span text:style-name="Strong_20_Emphasis"><text:span text:style-name="Source_20_Text"><text:span text:style-name="T6">$</text:span></text:span></text:span><text:span text:style-name="Strong_20_Emphasis"><text:span text:style-name="T5"> та </text:span></text:span><text:span text:style-name="Strong_20_Emphasis"><text:span text:style-name="Source_20_Text"><text:span text:style-name="T6">#</text:span></text:span></text:span><text:span text:style-name="Strong_20_Emphasis"><text:span text:style-name="T5"> в рядку запрошення</text:span></text:span><text:span text:style-name="T5">: Символ </text:span><text:span text:style-name="Source_20_Text"><text:span text:style-name="T6">$</text:span></text:span><text:span text:style-name="T5"> вказує на те, що користувач не є root, а </text:span><text:span text:style-name="Source_20_Text"><text:span text:style-name="T6">#</text:span></text:span><text:span text:style-name="T5"> - що користувач є root.</text:span></text:p>
      <text:p text:style-name="P15"><text:span text:style-name="Strong_20_Emphasis"><text:span text:style-name="T5">8. </text:span></text:span><text:span text:style-name="Strong_20_Emphasis"><text:span text:style-name="T5">Команди </text:span></text:span><text:span text:style-name="Strong_20_Emphasis"><text:span text:style-name="Source_20_Text"><text:span text:style-name="T6">whereis</text:span></text:span></text:span><text:span text:style-name="Strong_20_Emphasis"><text:span text:style-name="T5"> та </text:span></text:span><text:span text:style-name="Strong_20_Emphasis"><text:span text:style-name="Source_20_Text"><text:span text:style-name="T6">locate</text:span></text:span></text:span><text:span text:style-name="T5">: Обидві команди використовуються для пошуку файлів. </text:span><text:span text:style-name="Source_20_Text"><text:span text:style-name="T6">whereis</text:span></text:span><text:span text:style-name="T5"> шукає виконувані файли, вихідні коди та man-сторінки, а </text:span><text:span text:style-name="Source_20_Text"><text:span text:style-name="T6">locate</text:span></text:span><text:span text:style-name="T5"> шукає файли в базі даних, яка оновлюється періодично.</text:span></text:p>
      <text:p text:style-name="P16">}</text:p>
      <text:list text:style-name="L1">
        <text:list-header>
          <text:p text:style-name="P17"/>
        </text:list-header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4T16:34:48.833000000</meta:creation-date>
    <dc:date>2025-02-24T18:05:15.993331900</dc:date>
    <meta:editing-duration>PT48M38S</meta:editing-duration>
    <meta:editing-cycles>2</meta:editing-cycles>
    <meta:generator>LibreOffice/25.2.0.3$Windows_X86_64 LibreOffice_project/e1cf4a87eb02d755bce1a01209907ea5ddc8f069</meta:generator>
    <meta:document-statistic meta:table-count="1" meta:image-count="0" meta:object-count="0" meta:page-count="2" meta:paragraph-count="23" meta:word-count="289" meta:character-count="1962" meta:non-whitespace-character-count="1690"/>
  </office:meta>
</office:document-meta>
</file>